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 (no libelf)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6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2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24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27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34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42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2-11-19T08:19:10.325864663</dc:date>
    <dc:creator>DavidA</dc:creator>
    <meta:editing-duration>P1DT14H45M47S</meta:editing-duration>
    <meta:editing-cycles>150</meta:editing-cycles>
    <meta:generator>LibreOffice/7.3.7.2$Linux_X86_64 LibreOffice_project/30$Build-2</meta:generator>
    <meta:document-statistic meta:table-count="1" meta:cell-count="922" meta:object-count="0"/>
  </office:meta>
</office:document-meta>
</file>